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PURE MURILLO EUDOCIA RO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868126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CAÑETE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1251528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PURE MURILLO, EUDOCIA ROCI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868126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1251528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7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1.8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3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3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525272</text:p>
          </table:table-cell>
          <table:table-cell table:style-name="Tabla2.D3" office:value-type="string">
            <text:p text:style-name="P17">36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9T23:48:11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